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CMBX12" fo:font-size="12pt" style:font-name-asian="CMBX12" style:font-size-asian="12pt" style:font-name-complex="CMBX12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CMBX12" fo:font-size="25pt" fo:font-weight="bold" officeooo:rsid="000543f2" officeooo:paragraph-rsid="000543f2" style:font-name-asian="CMBX12" style:font-size-asian="25pt" style:font-weight-asian="bold" style:font-name-complex="CMBX12" style:font-size-complex="25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MBX12" fo:font-size="14pt" officeooo:paragraph-rsid="000543f2" style:font-name-asian="CMBX12" style:font-size-asian="14pt" style:font-name-complex="CMBX12" style:font-size-complex="14pt"/>
    </style:style>
    <style:style style:name="T1" style:family="text">
      <style:text-properties officeooo:rsid="000730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ENTROS DE </text:p>
      <text:p text:style-name="P2">PROCESAMIENTO DE DATOS</text:p>
      <text:p text:style-name="P3">Práctica <text:span text:style-name="T1">10</text:span>: <text:span text:style-name="T1">Proyecto personal</text:span></text:p>
      <text:p text:style-name="P1">______________________</text:p>
      <text:p text:style-name="P1"/>
      <text:p text:style-name="P1">Juan José García Melgar</text:p>
      <text:p text:style-name="P1">Curso 4º, Grupo A - 2018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0:14:32.91</meta:creation-date>
    <dc:date>2019-01-10T08:24:02.723460187</dc:date>
    <meta:editing-duration>PT9M1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20" meta:character-count="137" meta:non-whitespace-character-count="122"/>
  </office:meta>
</office:document-meta>
</file>